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79H24M43.128051S" calcext:value-type="time">
            <text:p>679:2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2H18M22.293S" calcext:value-type="time">
            <text:p>32:18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9:02:01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0T10:02:51.694000000</dc:date>
    <dc:creator>Benjamin Laws</dc:creator>
    <meta:editing-duration>P28DT23H28M59S</meta:editing-duration>
    <meta:editing-cycles>768</meta:editing-cycles>
    <meta:generator>LibreOffice/7.2.6.2$Windows_X86_64 LibreOffice_project/b0ec3a565991f7569a5a7f5d24fed7f52653d754</meta:generator>
    <meta:document-statistic meta:table-count="2" meta:cell-count="987" meta:object-count="0"/>
  </office:meta>
</office:document-meta>
</file>